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justify"/>
      <style:text-properties style:font-name="Calibri"/>
    </style:style>
    <style:style style:name="P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" style:parent-style-name="Standard" style:family="paragraph">
      <style:paragraph-properties style:text-autospace="none" fo:text-align="justify"/>
    </style:style>
    <style:style style:name="T6" style:parent-style-name="DefaultParagraphFont" style:family="text">
      <style:text-properties style:font-name="Calibri"/>
    </style:style>
    <style:style style:name="T7" style:parent-style-name="DefaultParagraphFont" style:family="text">
      <style:text-properties style:font-name="Calibri"/>
    </style:style>
    <style:style style:name="T8" style:parent-style-name="DefaultParagraphFont" style:family="text">
      <style:text-properties style:font-name="Calibri" style:font-name-asian="Courier New" style:font-name-complex="Courier New" fo:color="#000000"/>
    </style:style>
    <style:style style:name="T9" style:parent-style-name="DefaultParagraphFont" style:family="text">
      <style:text-properties style:font-name="Calibri"/>
    </style:style>
    <style:style style:name="P10" style:parent-style-name="Standard" style:family="paragraph">
      <style:paragraph-properties style:text-autospace="none" fo:text-align="justify"/>
      <style:text-properties style:font-name="Calibri"/>
    </style:style>
    <style:style style:name="P11" style:parent-style-name="Standard" style:family="paragraph">
      <style:paragraph-properties style:text-autospace="none" fo:text-align="justify"/>
      <style:text-properties style:font-name="Calibri"/>
    </style:style>
    <style:style style:name="P12" style:parent-style-name="Standard" style:family="paragraph">
      <style:paragraph-properties style:text-autospace="none" fo:text-align="justify"/>
      <style:text-properties style:font-name="Calibri"/>
    </style:style>
    <style:style style:name="P13" style:parent-style-name="Standard" style:family="paragraph">
      <style:paragraph-properties style:text-autospace="none" fo:text-align="justify"/>
      <style:text-properties style:font-name="Calibri"/>
    </style:style>
    <style:style style:name="P14" style:parent-style-name="Standard" style:family="paragraph">
      <style:paragraph-properties style:text-autospace="none" fo:text-align="justify" fo:margin-left="0.9847in" fo:text-indent="-0.9847in">
        <style:tab-stops/>
      </style:paragraph-properties>
    </style:style>
    <style:style style:name="T15" style:parent-style-name="DefaultParagraphFont" style:family="text">
      <style:text-properties style:font-name="Calibri"/>
    </style:style>
    <style:style style:name="T16" style:parent-style-name="DefaultParagraphFont" style:family="text">
      <style:text-properties style:font-name="Calibri"/>
    </style:style>
    <style:style style:name="T17" style:parent-style-name="DefaultParagraphFont" style:family="text">
      <style:text-properties style:font-name="Calibri"/>
    </style:style>
    <style:style style:name="T18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19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0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1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2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3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4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5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6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7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28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29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0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1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2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3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4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5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6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T37" style:parent-style-name="DefaultParagraphFont" style:family="text">
      <style:text-properties style:font-name="Calibri" style:font-name-asian="Courier New" style:font-name-complex="Courier New" fo:color="#000000" fo:font-size="10pt" style:font-size-asian="10pt" style:font-size-complex="10pt"/>
    </style:style>
    <style:style style:name="T38" style:parent-style-name="DefaultParagraphFont" style:family="text">
      <style:text-properties style:font-name="Calibri" style:font-name-asian="Courier New" style:font-name-complex="Courier New" fo:color="#A020F0" fo:font-size="10pt" style:font-size-asian="10pt" style:font-size-complex="10pt"/>
    </style:style>
    <style:style style:name="P39" style:parent-style-name="Standard" style:family="paragraph">
      <style:paragraph-properties style:text-autospace="none" fo:text-align="justify"/>
    </style:style>
    <style:style style:name="T40" style:parent-style-name="DefaultParagraphFont" style:family="text">
      <style:text-properties style:font-name="Calibri" style:font-name-asian="Courier New" style:font-name-complex="Courier New" fo:color="#000000"/>
    </style:style>
    <style:style style:name="T41" style:parent-style-name="DefaultParagraphFont" style:family="text">
      <style:text-properties style:font-name="Calibri" style:font-name-asian="Courier New" style:font-name-complex="Courier New" fo:color="#000000"/>
    </style:style>
    <style:style style:name="P42" style:parent-style-name="Standard" style:family="paragraph">
      <style:paragraph-properties style:text-autospace="none" fo:text-align="justify"/>
      <style:text-properties style:font-name="Calibri"/>
    </style:style>
    <style:style style:name="P4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44" style:parent-style-name="Standard" style:family="paragraph">
      <style:paragraph-properties style:text-autospace="none" fo:text-align="justify"/>
    </style:style>
    <style:style style:name="T45" style:parent-style-name="DefaultParagraphFont" style:family="text">
      <style:text-properties style:font-name="Calibri"/>
    </style:style>
    <style:style style:name="T46" style:parent-style-name="DefaultParagraphFont" style:family="text">
      <style:text-properties style:font-name="Calibri"/>
    </style:style>
    <style:style style:name="P4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4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4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color="#000000"/>
    </style:style>
    <style:style style:name="P5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color="#000000"/>
    </style:style>
    <style:style style:name="P5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5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5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5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5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61" style:parent-style-name="Standard" style:family="paragraph">
      <style:paragraph-properties style:text-autospace="none" fo:text-align="justify"/>
    </style:style>
    <style:style style:name="T62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63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64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65" style:parent-style-name="DefaultParagraphFont" style:family="text">
      <style:text-properties style:font-name="Calibri" style:font-name-asian="Courier New" style:font-name-complex="Courier New" style:font-weight-complex="bold" fo:font-style="italic" style:font-style-asian="italic" fo:color="#000000"/>
    </style:style>
    <style:style style:name="T66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67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P68" style:parent-style-name="Standard" style:family="paragraph">
      <style:paragraph-properties style:text-autospace="none" fo:text-align="justify"/>
      <style:text-properties style:font-name="Calibri" fo:font-weight="bold" style:font-weight-asian="bold" style:font-weight-complex="bold"/>
    </style:style>
    <style:style style:name="P69" style:parent-style-name="Standard" style:family="paragraph">
      <style:paragraph-properties style:text-autospace="none" fo:text-align="justify"/>
      <style:text-properties style:font-name="Calibri"/>
    </style:style>
    <style:style style:name="P70" style:parent-style-name="Standard" style:family="paragraph">
      <style:paragraph-properties style:text-autospace="none" fo:text-align="justify"/>
      <style:text-properties style:font-name="Calibri"/>
    </style:style>
    <style:style style:name="P71" style:parent-style-name="Standard" style:family="paragraph">
      <style:paragraph-properties style:text-autospace="none" fo:text-align="justify"/>
      <style:text-properties style:font-name="Calibri"/>
    </style:style>
    <style:style style:name="P72" style:parent-style-name="Standard" style:family="paragraph">
      <style:paragraph-properties style:text-autospace="none" fo:text-align="justify"/>
      <style:text-properties style:font-name="Calibri"/>
    </style:style>
    <style:style style:name="P73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74" style:parent-style-name="DefaultParagraphFont" style:family="text">
      <style:text-properties style:font-name="Calibri" style:font-name-asian="Courier New" style:font-name-complex="Courier New" fo:color="#000000"/>
    </style:style>
    <style:style style:name="T75" style:parent-style-name="DefaultParagraphFont" style:family="text">
      <style:text-properties style:font-name="Calibri" style:font-name-asian="Courier New" style:font-name-complex="Courier New" fo:color="#000000"/>
    </style:style>
    <style:style style:name="T76" style:parent-style-name="DefaultParagraphFont" style:family="text">
      <style:text-properties style:font-name="Calibri" style:font-name-complex="Calibri" fo:color="#000000" style:letter-kerning="false" style:language-complex="ar" style:country-complex="SA"/>
    </style:style>
    <style:style style:name="T77" style:parent-style-name="DefaultParagraphFont" style:family="text">
      <style:text-properties style:font-name="Calibri" style:font-name-complex="Calibri" fo:color="#000000" style:letter-kerning="false" style:language-complex="ar" style:country-complex="SA"/>
    </style:style>
    <style:style style:name="T78" style:parent-style-name="DefaultParagraphFont" style:family="text">
      <style:text-properties style:font-name="Calibri" style:font-name-asian="Courier New" style:font-name-complex="Calibri" fo:color="#000000"/>
    </style:style>
    <style:style style:name="T7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0" style:parent-style-name="Normal" style:family="paragraph">
      <style:paragraph-properties fo:widows="2" fo:orphans="2" style:text-autospace="none" fo:text-align="justify" style:vertical-align="auto"/>
      <style:text-properties style:font-name="Calibri" style:font-name-complex="Calibri" style:letter-kerning="false" style:language-complex="ar" style:country-complex="SA" fo:hyphenate="true"/>
    </style:style>
    <style:style style:name="P8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82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83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84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8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86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8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8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89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9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2" style:parent-style-name="Standard" style:family="paragraph">
      <style:paragraph-properties style:text-autospace="none" fo:text-align="justify">
        <style:tab-stops>
          <style:tab-stop style:type="center" style:position="3.4625in"/>
        </style:tab-stops>
      </style:paragraph-properties>
      <style:text-properties style:font-name="Calibri" style:font-name-asian="Courier New" style:font-name-complex="Courier New" style:font-weight-complex="bold" fo:color="#000000"/>
    </style:style>
    <style:style style:name="P9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9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9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9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0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0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0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07" style:parent-style-name="Normal" style:family="paragraph">
      <style:paragraph-properties fo:widows="2" fo:orphans="2" style:text-autospace="none" fo:text-align="justify" style:vertical-align="auto"/>
      <style:text-properties fo:hyphenate="true"/>
    </style:style>
    <style:style style:name="T108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09" style:parent-style-name="DefaultParagraphFont" style:family="text">
      <style:text-properties style:font-name="Calibri Light" style:font-name-complex="Calibri Light" fo:color="#EB35DE" style:letter-kerning="false" fo:font-size="10pt" style:font-size-asian="10pt" style:font-size-complex="10pt" style:language-complex="ar" style:country-complex="SA"/>
    </style:style>
    <style:style style:name="T110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T111" style:parent-style-name="DefaultParagraphFont" style:family="text">
      <style:text-properties style:font-name="Calibri" style:font-name-asian="Courier New" style:font-name-complex="Courier New" style:font-weight-complex="bold" fo:color="#000000"/>
    </style:style>
    <style:style style:name="P11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1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style:font-weight-complex="bold" fo:color="#000000"/>
    </style:style>
    <style:style style:name="P116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7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8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19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0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1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2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3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4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5" style:parent-style-name="Standard" style:family="paragraph">
      <style:paragraph-properties style:text-autospace="none" fo:text-align="justify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2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3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4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5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6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7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8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19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0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1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2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3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4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5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6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7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1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2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283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284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285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 fo:language="nl" fo:country="NL"/>
    </style:style>
    <style:style style:name="P286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7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8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89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0" style:parent-style-name="Standard" style:family="paragraph">
      <style:paragraph-properties style:text-autospace="none"/>
      <style:text-properties style:font-name="Calibri" style:font-name-asian="Courier New" style:font-name-complex="Courier New" fo:font-weight="bold" style:font-weight-asian="bold" style:font-weight-complex="bold" fo:color="#000000"/>
    </style:style>
    <style:style style:name="P291" style:parent-style-name="Standard" style:family="paragraph">
      <style:paragraph-properties style:text-autospace="none"/>
      <style:text-properties style:font-name="Calibri" fo:font-weight="bold" style:font-weight-asian="bold" style:font-weight-complex="bold"/>
    </style:style>
  </office:automatic-styles>
  <office:body>
    <office:text text:use-soft-page-breaks="true">
      <text:p text:style-name="P1"><text:span text:style-name="T2">Functions</text:span></text:p>
      <text:p text:style-name="P3"/>
      <text:p text:style-name="P4">CSIgui_OpeningFcn(hObject, eventdata, gui, varargin)</text:p>
      <text:p text:style-name="P5"><text:span text:style-name="T6">Initializes all GUI settings and creates application data before the figure window is made visible. <text:s/>To improve feedback</text:span><text:span text:style-name="T7"><text:s/>to user a loading bar,<text:s/></text:span><text:span text:style-name="T8">loadBar() i</text:span><text:span text:style-name="T9">s shown during this function. User input, if any, is processed. GUI Color scheme is applied here.</text:span></text:p>
      <text:p text:style-name="P10"/>
      <text:p text:style-name="P11">output:<text:tab/>gui.ID; gui.version; gui.inp;</text:p>
      <text:p text:style-name="P12">input:<text:tab/><text:tab/>varargin from input arguments using CSIgui(…);</text:p>
      <text:p text:style-name="P13">update:<text:tab/>appdata-gui;</text:p>
      <text:p text:style-name="P14"><text:span text:style-name="T15">other:<text:s/></text:span><text:span text:style-name="T16"><text:tab/></text:span><text:span text:style-name="T17">The input argument tags are used to process user input data:<text:s/></text:span><text:span text:style-name="T18">'data'</text:span><text:span text:style-name="T19">,<text:s/></text:span><text:span text:style-name="T20">'list'</text:span><text:span text:style-name="T21">,<text:s/></text:span><text:span text:style-name="T22">'csi'</text:span><text:span text:style-name="T23">,<text:s/></text:span><text:span text:style-name="T24">'spec'</text:span><text:span text:style-name="T25">,<text:s/></text:span><text:span text:style-name="T26">'image'</text:span><text:span text:style-name="T27">,<text:s/></text:span><text:span text:style-name="T28">'labels'</text:span><text:span text:style-name="T29">, '</text:span><text:span text:style-name="T30">mrs'</text:span><text:span text:style-name="T31">, <text:s/></text:span><text:span text:style-name="T32">'filepath'</text:span><text:span text:style-name="T33">,<text:s/></text:span><text:span text:style-name="T34">'filepathi'</text:span><text:span text:style-name="T35">,<text:s/></text:span><text:span text:style-name="T36">'fp'</text:span><text:span text:style-name="T37">,<text:s/></text:span><text:span text:style-name="T38">'fpi'.</text:span></text:p>
      <text:p text:style-name="P39"><text:span text:style-name="T40">functions:</text:span><text:span text:style-name="T41"><text:tab/>CSIgui_setMenuBar;</text:span></text:p>
      <text:p text:style-name="P42"/>
      <text:p text:style-name="P43">gui = CSIgui_setMenuBar(gui)</text:p>
      <text:p text:style-name="P44"><text:span text:style-name="T45">Set the menu bar of the application GUI</text:span><text:span text:style-name="T46">.</text:span></text:p>
      <text:p text:style-name="P47"/>
      <text:p text:style-name="P48">gui = CSIgui_setMenuBar_JavaScript(gui)</text:p>
      <text:p text:style-name="P49">Set tool tip strings for menu bar entries using java script.</text:p>
      <text:p text:style-name="P50"/>
      <text:p text:style-name="P51">CSIgui_OutputFcn(hObject, eventdata, gui)</text:p>
      <text:p text:style-name="P52">Sets the output of CSIgui. Currently set to no output.</text:p>
      <text:p text:style-name="P53"/>
      <text:p text:style-name="P54">button_DeleteInput_Callback(hObj, ~, gui)</text:p>
      <text:p text:style-name="P55">Button to<text:s/>delete user input manually using delete_UserInput().</text:p>
      <text:p text:style-name="P56"/>
      <text:p text:style-name="P57">delete_UserInput(hObj, gui)</text:p>
      <text:p text:style-name="P58">Deletes the field inp from appdata-gui.</text:p>
      <text:p text:style-name="P59"/>
      <text:p text:style-name="P60">openFile(hObj, ~, ~)</text:p>
      <text:p text:style-name="P61"><text:span text:style-name="T62">Opens any file compatible with CSIgui. Checks for field inp in appdata-gui to load input from user. If no input<text:s/></text:span><text:span text:style-name="T63">data is present, a file selection GUI is opened. Otherwise the inp struct from the appdata-gui is analyzed: filepath and/or filepathi. If the user input contains both the image and spectroscopy data, the field openThisFile is added to the appdata-gui and u</text:span><text:span text:style-name="T64">sed to run openFile twice, loading both data sets. Log is cleared prior to parsing the file(s). Files are handled using their extensions and the corresponding parse-functions is called, for user input this extension is set to<text:s/></text:span><text:span text:style-name="T65">“userinput”</text:span><text:span text:style-name="T66">. After parsing, th</text:span><text:span text:style-name="T67">e file name display in the GUI is updated. The appdata-csi and appdata-mri are created during this function using the file specific parse-functions.</text:span></text:p>
      <text:p text:style-name="P68"/>
      <text:p text:style-name="P69">output:<text:tab/>appdata-csi and/or appdata-mri;</text:p>
      <text:p text:style-name="P70">input:<text:tab/><text:tab/>-</text:p>
      <text:p text:style-name="P71">update:<text:tab/>appdata-gui;</text:p>
      <text:p text:style-name="P72">other:<text:s/><text:tab/><text:tab/>-</text:p>
      <text:p text:style-name="P73"><text:span text:style-name="T74">functions:</text:span><text:span text:style-name="T75"><text:tab/></text:span><text:span text:style-name="T76">CSI_ReorderDi</text:span><text:span text:style-name="T77">m_Auto</text:span><text:span text:style-name="T78">; CSI_2D_Scaling_calc_xaxis;<text:s/></text:span><text:span text:style-name="T79">CSI_Log</text:span></text:p>
      <text:p text:style-name="P80"/>
      <text:p text:style-name="P81"/>
      <text:p text:style-name="P82">success = parse_listdata(fp, fn, gui)<text:tab/></text:p>
      <text:p text:style-name="P83">Parse and load the list and data file. Creates appdata-csi.</text:p>
      <text:p text:style-name="P84"/>
      <text:p text:style-name="P85">success = parse_sdatspar(fp, fn, gui)</text:p>
      <text:p text:style-name="P86">Parse and load the spar and sdat file. Creates appdata-csi.</text:p>
      <text:p text:style-name="P87"/>
      <text:p text:style-name="P88">success =<text:s/>parse_text(fp, fn, gui)</text:p>
      <text:p text:style-name="P89">Parse and load a text file with MRS data. Creates appdata-csi.</text:p>
      <text:p text:style-name="P90"/>
      <text:p text:style-name="P91">success = parse_mat(fp, fn, gui)</text:p>
      <text:p text:style-name="P92">Parse and load a mat file. The mat-file is expected to contain struct with fields: mri, conv, csi, log, xaxis, ori; Creates<text:s/>appdata-csi, appdata-mri, appdata-ori and/or appdata-conv.</text:p>
      <text:p text:style-name="P93"><text:s/></text:p>
      <text:p text:style-name="P94">success = parse_dicom(fp, fn, gui)</text:p>
      <text:p text:style-name="P95">Parse and load dicom files with image data. Creates appdata-mri.</text:p>
      <text:p text:style-name="P96"/>
      <text:p text:style-name="P97">success = parse_parrec(fp, fn, gui)</text:p>
      <text:p text:style-name="P98">Parse and load par and rec files with image data. Creates<text:s/>appdata-mri.</text:p>
      <text:p text:style-name="P99"/>
      <text:p text:style-name="P100">success = parse_protocolText(fp, fn, gui)</text:p>
      <text:p text:style-name="P101">Parse and load text file with protocol information. The xaxis and coordinate fields in appdata-csi are created automatically.</text:p>
      <text:p text:style-name="P102"/>
      <text:p text:style-name="P103">success = parse_protocolSpar(fp, fn, gui)</text:p>
      <text:p text:style-name="P104">Parse and load spar file with protocol information. The xaxis and coordinate structures in appdata.csi are created automatically.</text:p>
      <text:p text:style-name="P105"/>
      <text:p text:style-name="P106">parse_userinput(gui)</text:p>
      <text:p text:style-name="P107"><text:span text:style-name="T108">Parse and load user input expecting input labels:<text:s/></text:span><text:span text:style-name="T109">'data', 'list', 'csi', 'spec', 'image', 'mrs', 'labels'.<text:s/></text:span><text:span text:style-name="T110">These labels are set as<text:s/></text:span><text:span text:style-name="T111">fieldnames in the appdata-gui field inp. Creates either appdata-mri or appdata-csi.</text:span></text:p>
      <text:p text:style-name="P112"/>
      <text:p text:style-name="P113"/>
      <text:p text:style-name="P114">button_CSI_ReadInfo_Callback(hObj, eventdata, gui)</text:p>
      <text:p text:style-name="P115">Button to read a file with protocol information. Either spar or text files can be opened.<text:s/>The text file should be exported from the scan environment (Philips).</text:p>
      <text:p text:style-name="P116"/>
      <text:p text:style-name="P117">openHelp(~,~, ~)</text:p>
      <text:p text:style-name="P118">openAbout(hObject,~ ,~)</text:p>
      <text:p text:style-name="P119">userInput = getUserInput(question, defans, clrs)</text:p>
      <text:p text:style-name="P120">getUserInput_editKeyPress(H, E)</text:p>
      <text:p text:style-name="P121">getUserInput_setOutput(hObject,~,~)</text:p>
      <text:p text:style-name="P122">userInput = getUserInput_Popup(popup_title, popup_input, clrs)</text:p>
      <text:p text:style-name="P123">getUserInput_Popup_setOutput(hObject,~,~)</text:p>
      <text:p text:style-name="P124">userInput = getUserInput_Buttons(qst, button_text, clrs)</text:p>
      <text:p text:style-name="P125">getUserInput_Buttons_setOutput(hObject,~,~)</text:p>
      <text:soft-page-break/>
      <text:p text:style-name="P126">function userInput = getUserInput_Radio(question, defans, clrs)</text:p>
      <text:p text:style-name="P127">function getUserInput_Radio_setOutput(hObject,~,~)</text:p>
      <text:p text:style-name="P128">function button_CSI_Average_Callback(~, ~, gui)</text:p>
      <text:p text:style-name="P129">function button_CSI_Mean_Callback(~, ~, gui)</text:p>
      <text:p text:style-name="P130">function [data_averaged, index] = CSI_average(data,index)</text:p>
      <text:p text:style-name="P131">function button_CSI_FFT_Kspace_Callback(~, ~, gui)</text:p>
      <text:p text:style-name="P132">function button_CSI_FFT_Callback(~, ~, gui)</text:p>
      <text:p text:style-name="P133">function button_CSI_iFFT_Callback(~, ~, gui)</text:p>
      <text:p text:style-name="P134">function button_CSI_Apodization_Kspace_Callback(~, ~, gui)</text:p>
      <text:p text:style-name="P135">function button_CSI_Apodization_FID_Callback(~, ~, gui)</text:p>
      <text:p text:style-name="P136">function [data, window] = CSI_filterSpectra(data, ftype, opts)</text:p>
      <text:p text:style-name="P137">function filter_window = CSI_filter(fsz, ftype, opts)</text:p>
      <text:p text:style-name="P138">function button_CSI_setFrequency_Callback(hObject, eventdata, gui)</text:p>
      <text:p text:style-name="P139">function button_CSI_setLabels_Callback(~, ~,<text:s/>gui)</text:p>
      <text:p text:style-name="P140">function button_CSI_ReorderDim_Callback(~, ~, gui)</text:p>
      <text:p text:style-name="P141">function button_CSI_ReorderDim_Auto_Callback(hObject, ~, ~)</text:p>
      <text:p text:style-name="P142">function CSI_ReorderDim_Auto(gui)</text:p>
      <text:p text:style-name="P143">function button_CSI_Sum_Callback(~, ~, gui)</text:p>
      <text:p text:style-name="P144">function [data_summed, index] = CSI_summate(data, index)</text:p>
      <text:p text:style-name="P145">function button_T1_MRS_Callback(hObject, eventdata, gui)</text:p>
      <text:p text:style-name="P146">function button_CSI_T2_Callback(hObject, eventdata, gui)</text:p>
      <text:p text:style-name="P147">function button_CSI_ZeroFill_Callback(hObject, eventdata, gui)</text:p>
      <text:p text:style-name="P148">function button_CSI_AutoPhase_Callback(hObject, eventdata, gui)</text:p>
      <text:p text:style-name="P149">function<text:s/>button_CSI_Flip_Callback(~, ~, gui)</text:p>
      <text:p text:style-name="P150">function button_CSI_Rotate_Callback(~, ~ , gui)</text:p>
      <text:p text:style-name="P151">function button_CSI_Multiply_Callback(hObject, eventdata, gui)</text:p>
      <text:p text:style-name="P152">function button_CSI_Divide_Callback(hObject, eventdata, gui)</text:p>
      <text:p text:style-name="P153">function button_CSI_Combine_Callback(~, ~, gui)</text:p>
      <text:p text:style-name="P154">function CSI_Combine_Manual(hobj, ~)</text:p>
      <text:p text:style-name="P155">function CSI_Combine_WSVD(hobj,~)</text:p>
      <text:p text:style-name="P156">function button_CSI_MaxValue_Callback(~, ~, gui)</text:p>
      <text:p text:style-name="P157">function CSI_Max_Per_Slice(~, ~, gui)</text:p>
      <text:p text:style-name="P158">function CSI_Max_In_3D(~, ~, gui)</text:p>
      <text:p text:style-name="P159">function CSI_max3D(data,clrs)</text:p>
      <text:p text:style-name="P160">function button_CSI_SNR_Callback(~, ~, gui)</text:p>
      <text:p text:style-name="P161">function button_ws_Callback(~, ~, gui)</text:p>
      <text:p text:style-name="P162">function button_Info_Callback(hObject, eventdata, gui)</text:p>
      <text:p text:style-name="P163">function button_CSI_frequencyShift_Callback(hObject, eventdata, gui)</text:p>
      <text:p text:style-name="P164">function button_CSI_VoxelShift_Callback(hObject, eventdata, gui)</text:p>
      <text:p text:style-name="P165">function button_CSI_FidOrEcho_Callback(hObject, eventdata, gui)</text:p>
      <text:p text:style-name="P166">function button_Log_DeleteLine_Callback(hObj, eventdata, gui)</text:p>
      <text:p text:style-name="P167">function CSI_dataAsGraph2(data, data_text, datatag, gui, img)</text:p>
      <text:p text:style-name="P168">function CSI_dataAsGraph(data, gui, datatag)</text:p>
      <text:p text:style-name="P169">function CSI_dataAsTable(data, datatag)</text:p>
      <text:p text:style-name="P170">function [sliceArray, sliceIndex] = slices2rowArray(data, split)</text:p>
      <text:p text:style-name="P171">function indArray = slice2rowIndex(ndimCell)</text:p>
      <text:soft-page-break/>
      <text:p text:style-name="P172">function CSI_dataTable_CellSelection(hObj, evt)</text:p>
      <text:p text:style-name="P173">function CSI_dataAsTable_SaveButton(hObj, ~)</text:p>
      <text:p text:style-name="P174">function button_CSI_setCoordinates_Callback(~, ~, gui)</text:p>
      <text:p text:style-name="P175">function button_MRIcoordinates_Callback(~, ~, gui)</text:p>
      <text:p text:style-name="P176">function MRI_coordinates_DCM(gui, mri)</text:p>
      <text:p text:style-name="P177">function MRI_coordinates_PAR(gui, mri)</text:p>
      <text:p text:style-name="P178">function button_MRIconvert2csi_Callback(~, ~, gui)</text:p>
      <text:p text:style-name="P179">function [img, img_all, img_all_slice_range] = MRI_matchSlices(hObj)</text:p>
      <text:p text:style-name="P180">function MRI_to_CSIspace(gui)</text:p>
      <text:p text:style-name="P181">function MRI_saveIMG(hObj,~)</text:p>
      <text:p text:style-name="P182">function button_plotCSI_Callback(hObject, eventdata, gui)</text:p>
      <text:p text:style-name="P183">function CSI_2D_initiate2D(~,~,~)</text:p>
      <text:p text:style-name="P184">function plot_par = CSI_2D_setFigure(plot_par, init_pos, fig_tag)</text:p>
      <text:p text:style-name="P185">function plot_par = CSI_2D_getData(plot_par, gui, data_volume)</text:p>
      <text:p text:style-name="P186">function plot_par = CSI_2D_getPlotSettings_ColorScaling(plot_par, data_volume)</text:p>
      <text:p text:style-name="P187">function plot_par = CSI_2D_getPlotSettings(plot_par, gui, data_volume)</text:p>
      <text:p text:style-name="P188">function plot_par = CSI_2D_plotImages(plot_par, csiguiObj)</text:p>
      <text:p text:style-name="P189">function CSI_2D_plotVoxels(plot_par, gui)</text:p>
      <text:p text:style-name="P190">function CSI_2D_grid(target, target_sz, dim, range, grid_clr)</text:p>
      <text:p text:style-name="P191">function CSI_close2D(hObj, ~)</text:p>
      <text:p text:style-name="P192">function CSI_2D_voxel_select(hObject, evt, ~)</text:p>
      <text:p text:style-name="P193">function CSI_2D_voxel_selectMultiple(hObj, ~, ~)</text:p>
      <text:p text:style-name="P194">function data2D =<text:s/>CSI_2D_voxel_selected_getData(data2D)</text:p>
      <text:p text:style-name="P195">function CSI_2D_Scaling_plotColorbar(hObj,~)</text:p>
      <text:p text:style-name="P196">function scaleby = CSI_2D_Scaling_Color_Get(gui)</text:p>
      <text:p text:style-name="P197">function scaleby = CSI_2D_Scaling_Axis_Get(gui)</text:p>
      <text:p text:style-name="P198">function CSI_2D_Scaling_Color_Set(hObject, evt)</text:p>
      <text:p text:style-name="P199">function CSI_2D_Scaling_Axis_Set(hObject, evt)</text:p>
      <text:p text:style-name="P200">function [clrs, clrs_range] = CSI_2D_Scaling_calc_ColorOfPlots(data_limits)</text:p>
      <text:p text:style-name="P201">function CSI_2D_Scaling_calc_xaxis(hObject, ~, auto)</text:p>
      <text:p text:style-name="P202">function CSI_2D_Scaling_Options(gui)</text:p>
      <text:p text:style-name="P203">function button_CSI_DisplayOptions_Callback(~, ~, gui)</text:p>
      <text:p text:style-name="P204">function panel_2D_DataSliders(~, ~, gui)</text:p>
      <text:p text:style-name="P205">function panel_2D_sliders(hObject, eventdata)</text:p>
      <text:p text:style-name="P206">function domain = CSI_getDomain(gui)</text:p>
      <text:p text:style-name="P207">function CSI_setDomain(hObj,evt)</text:p>
      <text:p text:style-name="P208">function data = CSI_getUnit(data, unit_str)</text:p>
      <text:p text:style-name="P209">function [doi, doi_axis, range] = CSI_getDataAtPeak(spec, xaxis, range)</text:p>
      <text:p text:style-name="P210">function range = CSI_getPeakOfInterest(xaxis, poi_tag)</text:p>
      <text:p text:style-name="P211">function [doi, doi_axis, doi_range] = CSI_getDataAtPeak_Stored(range, gui)</text:p>
      <text:p text:style-name="P212">function CSI_1D_initiateGUI(data1D, varargin)</text:p>
      <text:p text:style-name="P213">function CSI_1D_snap2fig_set(CSI_1Dobj, instance)</text:p>
      <text:p text:style-name="P214">function CSI_1D_snap2fig(~, ~)</text:p>
      <text:p text:style-name="P215">function CSI_1D_movePanelToGUI(hObj, ~)</text:p>
      <text:p text:style-name="P216">function CSI_1D_closeGUI(hObj, ~)</text:p>
      <text:p text:style-name="P217">function CSI_1D_displayData(CSI_1D_obj)</text:p>
      <text:soft-page-break/>
      <text:p text:style-name="P218">function title_str = CSI_1D_display_createTitle(index)</text:p>
      <text:p text:style-name="P219">function [CSI_1DObj, appdata1D, data] = CSI_1D_getData(CSI_1DObj)</text:p>
      <text:p text:style-name="P220">function CSI_1D_panel(instance)</text:p>
      <text:p text:style-name="P221">function obj1D <text:s/>= panel_1D_getInstanceData(hObj,tag)</text:p>
      <text:p text:style-name="P222">function panel_1D_PhasingMethod(hObj, ~)</text:p>
      <text:p text:style-name="P223">function panel_1D_PhaseCorrection_Manual(hObj, ~)</text:p>
      <text:p text:style-name="P224">function panel_1D_PhaseCorrection_ApplyToAll(hObj,~)</text:p>
      <text:p text:style-name="P225">function panel_1D_PhaseCorrection_Auto(hObj, ~)</text:p>
      <text:p text:style-name="P226">function panel_1D_ZeroFill(hObj, ~)</text:p>
      <text:p text:style-name="P227">function panel_1D_SNR(hObj, ~)</text:p>
      <text:p text:style-name="P228">function panel_1D_FWHM(hObj, ~)</text:p>
      <text:p text:style-name="P229">function panel_1D_Baseline(hObj,~)</text:p>
      <text:p text:style-name="P230">function panel_1D_SaveToMain(hObj, ~)</text:p>
      <text:p text:style-name="P231">function panel_1D_FFT(hObj, ~)</text:p>
      <text:p text:style-name="P232">function panel_1D_iFFT(hObj, ~)</text:p>
      <text:p text:style-name="P233">function panel_1D_Apodization(hObj,~)</text:p>
      <text:p text:style-name="P234">function panel_1D_DataDisplay(hObj, ~)</text:p>
      <text:p text:style-name="P235">function panel_1D_Export(hObj, ~)</text:p>
      <text:p text:style-name="P236">function CSI_Log(varargin)</text:p>
      <text:p text:style-name="P237">function CSI_Log_deleteLine(hObj)</text:p>
      <text:p text:style-name="P238">function CSI_viewNoise(hObject, ~, ~)</text:p>
      <text:p text:style-name="P239">function CSI_saveData(hObject, ~, ~)</text:p>
      <text:p text:style-name="P240">function<text:s/>CSI_saveSDAT(hObject, ~, ~, varargin)</text:p>
      <text:p text:style-name="P241">function CSI_saveTXT(hObject, ~, ~, varargin)</text:p>
      <text:p text:style-name="P242">function CSI_saveMAT(hObject, ~, ~,varargin)</text:p>
      <text:p text:style-name="P243">function CSI_saveFig(hObject, ~, ~)</text:p>
      <text:p text:style-name="P244">function CSI_saveLog(hObject, ~, ~)</text:p>
      <text:p text:style-name="P245">function button_setBackup_Callback(~, ~, gui)</text:p>
      <text:p text:style-name="P246">function<text:s/>button_getBackup_Callback(~, ~, gui)</text:p>
      <text:p text:style-name="P247">function CSI_backupSet(gui, info_str)</text:p>
      <text:p text:style-name="P248">function CSI_backupGet(gui, askUser)</text:p>
      <text:p text:style-name="P249">function CSIgui_Undo(hObj,~,~)</text:p>
      <text:p text:style-name="P250">function CSI_backupManager(gui)</text:p>
      <text:p text:style-name="P251">function button_plotIMG_Callback(hObj, ~, ~)</text:p>
      <text:p text:style-name="P252">function button_MRIcontrast_Callback(hObject, eventdata, gui)</text:p>
      <text:p text:style-name="P253">function CSIgui_main_CloseFromMenu(hObject, ~)</text:p>
      <text:p text:style-name="P254">function CSIgui_main_CloseRequestFcn(hObject, ~, ~)</text:p>
      <text:p text:style-name="P255">function setGUIcolor_bymenu(hObj, evt, ~)</text:p>
      <text:p text:style-name="P256">function setGUIcolor(hObject)</text:p>
      <text:p text:style-name="P257">function setGUIcolor_custom(hObj,~,~)</text:p>
      <text:p text:style-name="P258">function colors = setGUIcolor_custom_read()</text:p>
      <text:p text:style-name="P259">function setGUIcolor_custom_pickColor(hObj,evt,~)</text:p>
      <text:p text:style-name="P260">function setGuiColor_custom_Done(hObj,~, ~)</text:p>
      <text:p text:style-name="P261">function loadBar(perc, info)</text:p>
      <text:p text:style-name="P262">function listbox_CSIinfo_Callback(hObject, eventdata, gui)</text:p>
      <text:p text:style-name="P263">function listbox_CSIinfo_CreateFcn(hObject, eventdata, gui)</text:p>
      <text:soft-page-break/>
      <text:p text:style-name="P264">function listbox_MRIinfo_Callback(hObject, eventdata, gui)</text:p>
      <text:p text:style-name="P265">function listbox_MRIinfo_CreateFcn(hObject, eventdata, gui)</text:p>
      <text:p text:style-name="P266">function popup_plotUnit_Callback(hObject, eventdata, gui)</text:p>
      <text:p text:style-name="P267">function popup_plotUnit_CreateFcn(hObject, eventdata, gui)</text:p>
      <text:p text:style-name="P268">function<text:s/>popup_plotIMG_Callback(hObject, eventdata, gui)</text:p>
      <text:p text:style-name="P269">function popup_plotIMG_CreateFcn(hObject, eventdata, gui)</text:p>
      <text:p text:style-name="P270">function button_TestSomething_Callback(hObj, eventdata, gui)</text:p>
      <text:p text:style-name="P271">function CSI_showAllImages_Something(hObj)</text:p>
      <text:p text:style-name="P272">function CSI_MergeVoxels_Initiate(hObj, gui)</text:p>
      <text:p text:style-name="P273">function button_CSI_MergeVoxels_Callback(hObj, ~, gui)</text:p>
      <text:p text:style-name="P274">function CSI_MergeVoxels_plotVoxels(hObj, gui, plot_par)</text:p>
      <text:p text:style-name="P275">function selected = CSI_MergeVoxels_getSelected(hObj)</text:p>
      <text:p text:style-name="P276">function CSI_MergeVoxels_Button_Merge(hObj,~)</text:p>
      <text:p text:style-name="P277">function CSI_MergeVoxels_Button_Save(hObj,~)</text:p>
      <text:p text:style-name="P278">function CSI_MergeVoxels_SaveData(hObj, fp, fn)</text:p>
      <text:p text:style-name="P279">function CSI_MergeVoxels_SaveFig(hObj, fp, fn)</text:p>
      <text:p text:style-name="P280">function CSI_MergeVoxels_Average(sel)</text:p>
      <text:p text:style-name="P281">function [poi, pex] = CSI_MergeVoxels_POI(xaxis)</text:p>
      <text:p text:style-name="P282">function sel = CSI_MergeVoxels_SNR_Filter(sel)</text:p>
      <text:p text:style-name="P283">function snr =<text:s/>CSI_MergeVoxels_SNR(sel, poi_tag)</text:p>
      <text:p text:style-name="P284">function sel = CSI_MergeVoxels_Weighted(sel)</text:p>
      <text:p text:style-name="P285">function sel = CSI_MergeVoxels_Align(sel)</text:p>
      <text:p text:style-name="P286">function button_MRI_plotImage_Grid_Callback(hObj, ~, gui)</text:p>
      <text:p text:style-name="P287">function button_Flip092_Callback(~, ~, gui)</text:p>
      <text:p text:style-name="P288">function button_CSI_AutoProcessing_Callback(hObj, evt, gui)</text:p>
      <text:p text:style-name="P289">function CSI_Normalize(gui)</text:p>
      <text:p text:style-name="P290">function button_Normalize_Callback(~ , ~, gui)</text:p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Houtum-2, Q. van</dc:creator>
    <meta:creation-date>2019-01-13T15:37:00Z</meta:creation-date>
    <dc:date>2019-01-16T12:24:00Z</dc:date>
    <meta:template xlink:href="Normal.dotm" xlink:type="simple"/>
    <meta:editing-cycles>91</meta:editing-cycles>
    <meta:editing-duration>PT5700S</meta:editing-duration>
    <meta:document-statistic meta:page-count="6" meta:paragraph-count="23" meta:word-count="1767" meta:character-count="11816" meta:row-count="83" meta:non-whitespace-character-count="10072"/>
  </office:meta>
</office:document-meta>
</file>